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Float.toString( float value , char [ ] result , int off )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26">
            <text:p text:style-name="Table_20_Contents">326</text:p>
          </table:table-cell>
          <table:table-cell office:value-type="float" office:value="254">
            <text:p text:style-name="Table_20_Contents">254</text:p>
          </table:table-cell>
        </table:table-row>
        <table:table-row>
          <table:table-cell office:value-type="string">
            <text:p text:style-name="Table_20_Contents">RyuFloat.toString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